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5cm" svg:stroke-color="#66a61e" draw:marker-start-width="0.275cm" draw:marker-end-width="0.275cm" draw:fill="solid" draw:fill-color="#a6d854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108cm" svg:y1="9.172cm" svg:x2="7.108cm" svg:y2="10.897cm">
          <text:p/>
        </draw:line>
        <draw:line draw:style-name="gr1" draw:text-style-name="P1" draw:layer="layout" svg:x1="8.9cm" svg:y1="9.172cm" svg:x2="8.9cm" svg:y2="10.897cm">
          <text:p/>
        </draw:line>
        <draw:line draw:style-name="gr1" draw:text-style-name="P1" draw:layer="layout" svg:x1="7.004cm" svg:y1="10.988cm" svg:x2="8.996cm" svg:y2="10.988cm">
          <text:p/>
        </draw:line>
        <draw:g>
          <draw:line draw:style-name="gr1" draw:text-style-name="P1" draw:layer="layout" svg:x1="10.108cm" svg:y1="10.172cm" svg:x2="10.108cm" svg:y2="11.897cm">
            <text:p/>
          </draw:line>
          <draw:line draw:style-name="gr1" draw:text-style-name="P1" draw:layer="layout" svg:x1="11.9cm" svg:y1="10.172cm" svg:x2="11.9cm" svg:y2="11.897cm">
            <text:p/>
          </draw:line>
          <draw:line draw:style-name="gr1" draw:text-style-name="P1" draw:layer="layout" svg:x1="10.004cm" svg:y1="11.988cm" svg:x2="11.996cm" svg:y2="11.988cm">
            <text:p/>
          </draw:line>
        </draw:g>
        <draw:line draw:style-name="gr1" draw:text-style-name="P1" draw:layer="layout" svg:x1="5.708cm" svg:y1="11.072cm" svg:x2="5.708cm" svg:y2="12.797cm">
          <text:p/>
        </draw:line>
        <draw:line draw:style-name="gr1" draw:text-style-name="P1" draw:layer="layout" svg:x1="8cm" svg:y1="11.072cm" svg:x2="8cm" svg:y2="12.797cm">
          <text:p/>
        </draw:line>
        <draw:line draw:style-name="gr1" draw:text-style-name="P1" draw:layer="layout" svg:x1="5.603cm" svg:y1="12.888cm" svg:x2="8.096cm" svg:y2="12.888cm">
          <text:p/>
        </draw:line>
        <draw:line draw:style-name="gr1" draw:text-style-name="P1" draw:layer="layout" svg:x1="7.202cm" svg:y1="12.971cm" svg:x2="7.202cm" svg:y2="14.696cm">
          <text:p/>
        </draw:line>
        <draw:line draw:style-name="gr1" draw:text-style-name="P1" draw:layer="layout" svg:x1="11cm" svg:y1="12.076cm" svg:x2="11cm" svg:y2="14.696cm">
          <text:p/>
        </draw:line>
        <draw:line draw:style-name="gr1" draw:text-style-name="P1" draw:layer="layout" svg:x1="7.104cm" svg:y1="14.787cm" svg:x2="11.099cm" svg:y2="14.787cm">
          <text:p/>
        </draw:line>
        <draw:path draw:style-name="gr1" draw:text-style-name="P1" draw:layer="layout" svg:width="3.363cm" svg:height="0.753cm" draw:transform="rotate (-1.74410752151793) translate (8.263cm 14.721cm)" svg:viewBox="0 0 3364 754" svg:d="M0 0c2301 0 3364 754 3364 754">
          <text:p/>
        </draw:path>
        <draw:path draw:style-name="gr1" draw:text-style-name="P1" draw:layer="layout" svg:width="3.363cm" svg:height="0.753cm" draw:transform="rotate (1.74410752151793) translate (10.5191814151015cm 18.0350434192407cm)" svg:viewBox="0 0 3364 754" svg:d="M3364 0c-2301 0-3364 754-3364 754">
          <text:p/>
        </draw:path>
        <draw:g>
          <draw:path draw:style-name="gr2" draw:text-style-name="P1" draw:layer="layout" svg:width="0.249cm" svg:height="1.173cm" svg:x="14.268cm" svg:y="9.743cm" svg:viewBox="0 0 250 1174" svg:d="M213 0c-500 541 37 1174 37 1174l-37-615z">
            <text:p/>
          </draw:path>
          <draw:path draw:style-name="gr2" draw:text-style-name="P1" draw:layer="layout" svg:width="0.249cm" svg:height="1.173cm" svg:x="14.468cm" svg:y="9.743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803cm" svg:y="9.743cm" svg:viewBox="0 0 250 1174" svg:d="M213 0c-500 541 37 1174 37 1174l-37-615z">
            <text:p/>
          </draw:path>
          <draw:path draw:style-name="gr2" draw:text-style-name="P1" draw:layer="layout" svg:width="0.249cm" svg:height="1.173cm" svg:x="16.003cm" svg:y="9.743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036cm" svg:y="9.743cm" svg:viewBox="0 0 250 1174" svg:d="M213 0c-500 541 37 1174 37 1174l-37-615z">
            <text:p/>
          </draw:path>
          <draw:path draw:style-name="gr2" draw:text-style-name="P1" draw:layer="layout" svg:width="0.249cm" svg:height="1.173cm" svg:x="15.236cm" svg:y="9.743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4.268cm" svg:y="6.675cm" svg:viewBox="0 0 250 1174" svg:d="M213 0c-500 541 37 1174 37 1174l-37-615z">
            <text:p/>
          </draw:path>
          <draw:path draw:style-name="gr2" draw:text-style-name="P1" draw:layer="layout" svg:width="0.249cm" svg:height="1.173cm" svg:x="14.468cm" svg:y="6.675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803cm" svg:y="6.675cm" svg:viewBox="0 0 250 1174" svg:d="M213 0c-500 541 37 1174 37 1174l-37-615z">
            <text:p/>
          </draw:path>
          <draw:path draw:style-name="gr2" draw:text-style-name="P1" draw:layer="layout" svg:width="0.249cm" svg:height="1.173cm" svg:x="16.003cm" svg:y="6.675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036cm" svg:y="6.675cm" svg:viewBox="0 0 250 1174" svg:d="M213 0c-500 541 37 1174 37 1174l-37-615z">
            <text:p/>
          </draw:path>
          <draw:path draw:style-name="gr2" draw:text-style-name="P1" draw:layer="layout" svg:width="0.249cm" svg:height="1.173cm" svg:x="15.236cm" svg:y="6.675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4.268cm" svg:y="8.209cm" svg:viewBox="0 0 250 1174" svg:d="M213 0c-500 541 37 1174 37 1174l-37-615z">
            <text:p/>
          </draw:path>
          <draw:path draw:style-name="gr2" draw:text-style-name="P1" draw:layer="layout" svg:width="0.249cm" svg:height="1.173cm" svg:x="14.468cm" svg:y="8.209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803cm" svg:y="8.209cm" svg:viewBox="0 0 250 1174" svg:d="M213 0c-500 541 37 1174 37 1174l-37-615z">
            <text:p/>
          </draw:path>
          <draw:path draw:style-name="gr2" draw:text-style-name="P1" draw:layer="layout" svg:width="0.249cm" svg:height="1.173cm" svg:x="16.003cm" svg:y="8.209cm" svg:viewBox="0 0 250 1174" svg:d="M38 0c499 541-38 1174-38 1174l38-615z">
            <text:p/>
          </draw:path>
        </draw:g>
        <draw:g>
          <draw:path draw:style-name="gr2" draw:text-style-name="P1" draw:layer="layout" svg:width="0.249cm" svg:height="1.173cm" svg:x="15.036cm" svg:y="8.209cm" svg:viewBox="0 0 250 1174" svg:d="M213 0c-500 541 37 1174 37 1174l-37-615z">
            <text:p/>
          </draw:path>
          <draw:path draw:style-name="gr2" draw:text-style-name="P1" draw:layer="layout" svg:width="0.249cm" svg:height="1.173cm" svg:x="15.236cm" svg:y="8.209cm" svg:viewBox="0 0 250 1174" svg:d="M38 0c499 541-38 1174-38 1174l38-615z">
            <text:p/>
          </draw:path>
        </draw:g>
        <draw:path draw:style-name="gr3" draw:text-style-name="P1" draw:layer="layout" svg:width="1.235cm" svg:height="0.383cm" draw:transform="skewX (-0.118158790360016) rotate (-1.81182629649531) translate (8.693cm 16.612cm)" svg:viewBox="0 0 1236 384" svg:d="M0 0c846 2 1236 384 1236 384">
          <text:p/>
        </draw:path>
        <draw:path draw:style-name="gr3" draw:text-style-name="P1" draw:layer="layout" svg:width="0.935cm" svg:height="0.192cm" draw:transform="skewX (0.0280998009571087) rotate (-1.73154115090358) translate (8.58000088849606cm 15.5540001698111cm)" svg:viewBox="0 0 936 193" svg:d="M0 0c640 0 936 193 936 193">
          <text:p/>
        </draw:path>
        <draw:path draw:style-name="gr3" draw:text-style-name="P1" draw:layer="layout" svg:width="1.997cm" svg:height="0.446cm" draw:transform="skewX (-0.00645771823237904) rotate (1.73991873131315) translate (9.89921715307754cm 17.8060205276858cm)" svg:viewBox="0 0 1998 447" svg:d="M1998 0c-1367 3-1998 447-1998 447">
          <text:p/>
        </draw:path>
        <draw:path draw:style-name="gr3" draw:text-style-name="P1" draw:layer="layout" svg:width="0.593cm" svg:height="0.087cm" draw:transform="skewX (0.153239908325102) rotate (-1.68232286599733) translate (9.056cm 15.308cm)" svg:viewBox="0 0 594 88" svg:d="M0 0c406 0 594 88 594 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1T15:17:45.728001632</meta:creation-date>
    <dc:date>2014-08-21T15:26:53.386610275</dc:date>
    <meta:editing-duration>P0D</meta:editing-duration>
    <meta:editing-cycles>1</meta:editing-cycles>
    <meta:document-statistic meta:object-count="46"/>
    <meta:generator>LibreOffice/4.2.5.2$Linux_X86_64 LibreOffice_project/420m0$Build-2</meta:generator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seqYlGn1" draw:color="#ffffe5"/>
  <draw:color draw:name="seqYlGn2" draw:color="#f7fcb9"/>
  <draw:color draw:name="seqYlGn3" draw:color="#d9f0a3"/>
  <draw:color draw:name="seqYlGn4" draw:color="#addd8e"/>
  <draw:color draw:name="seqYlGn5" draw:color="#78c679"/>
  <draw:color draw:name="seqYlGn6" draw:color="#41ab5d"/>
  <draw:color draw:name="seqYlGn7" draw:color="#238443"/>
  <draw:color draw:name="seqYlGn8" draw:color="#006837"/>
  <draw:color draw:name="seqYlGn9" draw:color="#004529"/>
  <draw:color draw:name="seqYlGnBu1" draw:color="#ffffd9"/>
  <draw:color draw:name="seqYlGnBu2" draw:color="#edf8b1"/>
  <draw:color draw:name="seqYlGnBu3" draw:color="#c7e9b4"/>
  <draw:color draw:name="seqYlGnBu4" draw:color="#7fcdbb"/>
  <draw:color draw:name="seqYlGnBu5" draw:color="#41b6c4"/>
  <draw:color draw:name="seqYlGnBu6" draw:color="#1d91c0"/>
  <draw:color draw:name="seqYlGnBu7" draw:color="#225ea8"/>
  <draw:color draw:name="seqYlGnBu8" draw:color="#253494"/>
  <draw:color draw:name="seqYlGnBu9" draw:color="#081d58"/>
  <draw:color draw:name="seqGnBu1" draw:color="#f7fcf0"/>
  <draw:color draw:name="seqGnBu2" draw:color="#e0f3db"/>
  <draw:color draw:name="seqGnBu3" draw:color="#ccebc5"/>
  <draw:color draw:name="seqGnBu4" draw:color="#a8ddb5"/>
  <draw:color draw:name="seqGnBu5" draw:color="#7bccc4"/>
  <draw:color draw:name="seqGnBu6" draw:color="#4eb3d3"/>
  <draw:color draw:name="seqGnBu7" draw:color="#2b8cbe"/>
  <draw:color draw:name="seqGnBu8" draw:color="#0868ac"/>
  <draw:color draw:name="seqGnBu9" draw:color="#084081"/>
  <draw:color draw:name="seqBuGn1" draw:color="#f7fcfd"/>
  <draw:color draw:name="seqBuGn2" draw:color="#e5f5f9"/>
  <draw:color draw:name="seqBuGn3" draw:color="#ccece6"/>
  <draw:color draw:name="seqBuGn4" draw:color="#99d8c9"/>
  <draw:color draw:name="seqBuGn5" draw:color="#66c2a4"/>
  <draw:color draw:name="seqBuGn6" draw:color="#41ae76"/>
  <draw:color draw:name="seqBuGn7" draw:color="#238b45"/>
  <draw:color draw:name="seqBuGn8" draw:color="#006d2c"/>
  <draw:color draw:name="seqBuGn9" draw:color="#00441b"/>
  <draw:color draw:name="seqPuBuGn1" draw:color="#fff7fb"/>
  <draw:color draw:name="seqPuBuGn2" draw:color="#ece2f0"/>
  <draw:color draw:name="seqPuBuGn3" draw:color="#d0d1e6"/>
  <draw:color draw:name="seqPuBuGn4" draw:color="#a6bddb"/>
  <draw:color draw:name="seqPuBuGn5" draw:color="#67a9cf"/>
  <draw:color draw:name="seqPuBuGn6" draw:color="#3690c0"/>
  <draw:color draw:name="seqPuBuGn7" draw:color="#02818a"/>
  <draw:color draw:name="seqPuBuGn8" draw:color="#016c59"/>
  <draw:color draw:name="seqPuBuGn9" draw:color="#014636"/>
  <draw:color draw:name="seqPuBu1" draw:color="#fff7fb"/>
  <draw:color draw:name="seqPuBu2" draw:color="#ece7f2"/>
  <draw:color draw:name="seqPuBu3" draw:color="#d0d1e6"/>
  <draw:color draw:name="seqPuBu4" draw:color="#a6bddb"/>
  <draw:color draw:name="seqPuBu5" draw:color="#74a9cf"/>
  <draw:color draw:name="seqPuBu6" draw:color="#3690c0"/>
  <draw:color draw:name="seqPuBu7" draw:color="#0570b0"/>
  <draw:color draw:name="seqPuBu8" draw:color="#045a8d"/>
  <draw:color draw:name="seqPuBu9" draw:color="#023858"/>
  <draw:color draw:name="seqBuPu1" draw:color="#f7fcfd"/>
  <draw:color draw:name="seqBuPu2" draw:color="#e0ecf4"/>
  <draw:color draw:name="seqBuPu3" draw:color="#bfd3e6"/>
  <draw:color draw:name="seqBuPu4" draw:color="#9ebcda"/>
  <draw:color draw:name="seqBuPu5" draw:color="#8c96c6"/>
  <draw:color draw:name="seqBuPu6" draw:color="#8c6bb1"/>
  <draw:color draw:name="seqBuPu7" draw:color="#88419d"/>
  <draw:color draw:name="seqBuPu8" draw:color="#810f7c"/>
  <draw:color draw:name="seqBuPu9" draw:color="#4d004b"/>
  <draw:color draw:name="seqRdPu1" draw:color="#fff7f3"/>
  <draw:color draw:name="seqRdPu2" draw:color="#fde0dd"/>
  <draw:color draw:name="seqRdPu3" draw:color="#fcc5c0"/>
  <draw:color draw:name="seqRdPu4" draw:color="#fa9fb5"/>
  <draw:color draw:name="seqRdPu5" draw:color="#f768a1"/>
  <draw:color draw:name="seqRdPu6" draw:color="#dd3497"/>
  <draw:color draw:name="seqRdPu7" draw:color="#ae017e"/>
  <draw:color draw:name="seqRdPu8" draw:color="#7a0177"/>
  <draw:color draw:name="seqRdPu9" draw:color="#49006a"/>
  <draw:color draw:name="seqPuRd1" draw:color="#f7f4f9"/>
  <draw:color draw:name="seqPuRd2" draw:color="#e7e1ef"/>
  <draw:color draw:name="seqPuRd3" draw:color="#d4b9da"/>
  <draw:color draw:name="seqPuRd4" draw:color="#c994c7"/>
  <draw:color draw:name="seqPuRd5" draw:color="#df65b0"/>
  <draw:color draw:name="seqPuRd6" draw:color="#e7298a"/>
  <draw:color draw:name="seqPuRd7" draw:color="#ce1256"/>
  <draw:color draw:name="seqPuRd8" draw:color="#980043"/>
  <draw:color draw:name="seqPuRd9" draw:color="#67001f"/>
  <draw:color draw:name="seqOrRd1" draw:color="#fff7ec"/>
  <draw:color draw:name="seqOrRd2" draw:color="#fee8c8"/>
  <draw:color draw:name="seqOrRd3" draw:color="#fdd49e"/>
  <draw:color draw:name="seqOrRd4" draw:color="#fdbb84"/>
  <draw:color draw:name="seqOrRd5" draw:color="#fc8d59"/>
  <draw:color draw:name="seqOrRd6" draw:color="#ef6548"/>
  <draw:color draw:name="seqOrRd7" draw:color="#d7301f"/>
  <draw:color draw:name="seqOrRd8" draw:color="#b30000"/>
  <draw:color draw:name="seqOrRd9" draw:color="#7f0000"/>
  <draw:color draw:name="seqYlOrRd1" draw:color="#ffffcc"/>
  <draw:color draw:name="seqYlOrRd2" draw:color="#ffeda0"/>
  <draw:color draw:name="seqYlOrRd3" draw:color="#fed976"/>
  <draw:color draw:name="seqYlOrRd4" draw:color="#feb24c"/>
  <draw:color draw:name="seqYlOrRd5" draw:color="#fd8d3c"/>
  <draw:color draw:name="seqYlOrRd6" draw:color="#fc4e2a"/>
  <draw:color draw:name="seqYlOrRd7" draw:color="#e31a1c"/>
  <draw:color draw:name="seqYlOrRd8" draw:color="#bd0026"/>
  <draw:color draw:name="seqYlOrRd9" draw:color="#800026"/>
  <draw:color draw:name="seqYlOrBr1" draw:color="#ffffe5"/>
  <draw:color draw:name="seqYlOrBr2" draw:color="#fff7bc"/>
  <draw:color draw:name="seqYlOrBr3" draw:color="#fee391"/>
  <draw:color draw:name="seqYlOrBr4" draw:color="#fec44f"/>
  <draw:color draw:name="seqYlOrBr5" draw:color="#fe9929"/>
  <draw:color draw:name="seqYlOrBr6" draw:color="#ec7014"/>
  <draw:color draw:name="seqYlOrBr7" draw:color="#cc4c02"/>
  <draw:color draw:name="seqYlOrBr8" draw:color="#993404"/>
  <draw:color draw:name="seqYlOrBr9" draw:color="#662506"/>
  <draw:color draw:name="seqPurples1" draw:color="#fcfbfd"/>
  <draw:color draw:name="seqPurples2" draw:color="#efedf5"/>
  <draw:color draw:name="seqPurples3" draw:color="#dadaeb"/>
  <draw:color draw:name="seqPurples4" draw:color="#bcbddc"/>
  <draw:color draw:name="seqPurples5" draw:color="#9e9ac8"/>
  <draw:color draw:name="seqPurples6" draw:color="#807dba"/>
  <draw:color draw:name="seqPurples7" draw:color="#6a51a3"/>
  <draw:color draw:name="seqPurples8" draw:color="#54278f"/>
  <draw:color draw:name="seqPurples9" draw:color="#3f007d"/>
  <draw:color draw:name="seqBlues1" draw:color="#f7fbff"/>
  <draw:color draw:name="seqBlues2" draw:color="#deebf7"/>
  <draw:color draw:name="seqBlues3" draw:color="#c6dbef"/>
  <draw:color draw:name="seqBlues4" draw:color="#9ecae1"/>
  <draw:color draw:name="seqBlues5" draw:color="#6baed6"/>
  <draw:color draw:name="seqBlues6" draw:color="#4292c6"/>
  <draw:color draw:name="seqBlues7" draw:color="#2171b5"/>
  <draw:color draw:name="seqBlues8" draw:color="#08519c"/>
  <draw:color draw:name="seqBlues9" draw:color="#08306b"/>
  <draw:color draw:name="seqGreens1" draw:color="#f7fcf5"/>
  <draw:color draw:name="seqGreens2" draw:color="#e5f5e0"/>
  <draw:color draw:name="seqGreens3" draw:color="#c7e9c0"/>
  <draw:color draw:name="seqGreens4" draw:color="#a1d99b"/>
  <draw:color draw:name="seqGreens5" draw:color="#74c476"/>
  <draw:color draw:name="seqGreens6" draw:color="#41ab5d"/>
  <draw:color draw:name="seqGreens7" draw:color="#238b45"/>
  <draw:color draw:name="seqGreens8" draw:color="#006d2c"/>
  <draw:color draw:name="seqGreens9" draw:color="#00441b"/>
  <draw:color draw:name="seqOranges1" draw:color="#fff5eb"/>
  <draw:color draw:name="seqOranges2" draw:color="#fee6ce"/>
  <draw:color draw:name="seqOranges3" draw:color="#fdd0a2"/>
  <draw:color draw:name="seqOranges4" draw:color="#fdae6b"/>
  <draw:color draw:name="seqOranges5" draw:color="#fd8d3c"/>
  <draw:color draw:name="seqOranges6" draw:color="#f16913"/>
  <draw:color draw:name="seqOranges7" draw:color="#d94801"/>
  <draw:color draw:name="seqOranges8" draw:color="#a63603"/>
  <draw:color draw:name="seqOranges9" draw:color="#7f2704"/>
  <draw:color draw:name="seqReds1" draw:color="#fff5f0"/>
  <draw:color draw:name="seqReds2" draw:color="#fee0d2"/>
  <draw:color draw:name="seqReds3" draw:color="#fcbba1"/>
  <draw:color draw:name="seqReds4" draw:color="#fc9272"/>
  <draw:color draw:name="seqReds5" draw:color="#fb6a4a"/>
  <draw:color draw:name="seqReds6" draw:color="#ef3b2c"/>
  <draw:color draw:name="seqReds7" draw:color="#cb181d"/>
  <draw:color draw:name="seqReds8" draw:color="#a50f15"/>
  <draw:color draw:name="seqReds9" draw:color="#67000d"/>
  <draw:color draw:name="seqGreys1" draw:color="#ffffff"/>
  <draw:color draw:name="seqGreys2" draw:color="#f0f0f0"/>
  <draw:color draw:name="seqGreys3" draw:color="#d9d9d9"/>
  <draw:color draw:name="seqGreys4" draw:color="#bdbdbd"/>
  <draw:color draw:name="seqGreys5" draw:color="#969696"/>
  <draw:color draw:name="seqGreys6" draw:color="#737373"/>
  <draw:color draw:name="seqGreys7" draw:color="#525252"/>
  <draw:color draw:name="seqGreys8" draw:color="#252525"/>
  <draw:color draw:name="seqGreys9" draw:color="#000000"/>
  <draw:color draw:name="divPuOr1" draw:color="#7f3b08"/>
  <draw:color draw:name="divPuOr2" draw:color="#b35806"/>
  <draw:color draw:name="divPuOr3" draw:color="#e08214"/>
  <draw:color draw:name="divPuOr4" draw:color="#fdb863"/>
  <draw:color draw:name="divPuOr5" draw:color="#fee0b6"/>
  <draw:color draw:name="divPuOr6" draw:color="#f7f7f7"/>
  <draw:color draw:name="divPuOr7" draw:color="#d8daeb"/>
  <draw:color draw:name="divPuOr8" draw:color="#b2abd2"/>
  <draw:color draw:name="divPuOr9" draw:color="#8073ac"/>
  <draw:color draw:name="divPuOr10" draw:color="#542788"/>
  <draw:color draw:name="divPuOr11" draw:color="#2d004b"/>
  <draw:color draw:name="divBrBG1" draw:color="#543005"/>
  <draw:color draw:name="divBrBG2" draw:color="#8c510a"/>
  <draw:color draw:name="divBrBG3" draw:color="#bf812d"/>
  <draw:color draw:name="divBrBG4" draw:color="#dfc27d"/>
  <draw:color draw:name="divBrBG5" draw:color="#f6e8c3"/>
  <draw:color draw:name="divBrBG6" draw:color="#f5f5f5"/>
  <draw:color draw:name="divBrBG7" draw:color="#c7eae5"/>
  <draw:color draw:name="divBrBG8" draw:color="#80cdc1"/>
  <draw:color draw:name="divBrBG9" draw:color="#35978f"/>
  <draw:color draw:name="divBrBG10" draw:color="#01665e"/>
  <draw:color draw:name="divBrBG11" draw:color="#003c30"/>
  <draw:color draw:name="divPRGn1" draw:color="#40004b"/>
  <draw:color draw:name="divPRGn2" draw:color="#762a83"/>
  <draw:color draw:name="divPRGn3" draw:color="#9970ab"/>
  <draw:color draw:name="divPRGn4" draw:color="#c2a5cf"/>
  <draw:color draw:name="divPRGn5" draw:color="#e7d4e8"/>
  <draw:color draw:name="divPRGn6" draw:color="#f7f7f7"/>
  <draw:color draw:name="divPRGn7" draw:color="#d9f0d3"/>
  <draw:color draw:name="divPRGn8" draw:color="#a6dba0"/>
  <draw:color draw:name="divPRGn9" draw:color="#5aae61"/>
  <draw:color draw:name="divPRGn10" draw:color="#1b7837"/>
  <draw:color draw:name="divPRGn11" draw:color="#00441b"/>
  <draw:color draw:name="divPiYG1" draw:color="#8e0152"/>
  <draw:color draw:name="divPiYG2" draw:color="#c51b7d"/>
  <draw:color draw:name="divPiYG3" draw:color="#de77ae"/>
  <draw:color draw:name="divPiYG4" draw:color="#f1b6da"/>
  <draw:color draw:name="divPiYG5" draw:color="#fde0ef"/>
  <draw:color draw:name="divPiYG6" draw:color="#f7f7f7"/>
  <draw:color draw:name="divPiYG7" draw:color="#e6f5d0"/>
  <draw:color draw:name="divPiYG8" draw:color="#b8e186"/>
  <draw:color draw:name="divPiYG9" draw:color="#7fbc41"/>
  <draw:color draw:name="divPiYG10" draw:color="#4d9221"/>
  <draw:color draw:name="divPiYG11" draw:color="#276419"/>
  <draw:color draw:name="divRdBu1" draw:color="#67001f"/>
  <draw:color draw:name="divRdBu2" draw:color="#b2182b"/>
  <draw:color draw:name="divRdBu3" draw:color="#d6604d"/>
  <draw:color draw:name="divRdBu4" draw:color="#f4a582"/>
  <draw:color draw:name="divRdBu5" draw:color="#fddbc7"/>
  <draw:color draw:name="divRdBu6" draw:color="#f7f7f7"/>
  <draw:color draw:name="divRdBu7" draw:color="#d1e5f0"/>
  <draw:color draw:name="divRdBu8" draw:color="#92c5de"/>
  <draw:color draw:name="divRdBu9" draw:color="#4393c3"/>
  <draw:color draw:name="divRdBu10" draw:color="#2166ac"/>
  <draw:color draw:name="divRdBu11" draw:color="#053061"/>
  <draw:color draw:name="divRdGy1" draw:color="#67001f"/>
  <draw:color draw:name="divRdGy2" draw:color="#b2182b"/>
  <draw:color draw:name="divRdGy3" draw:color="#d6604d"/>
  <draw:color draw:name="divRdGy4" draw:color="#f4a582"/>
  <draw:color draw:name="divRdGy5" draw:color="#fddbc7"/>
  <draw:color draw:name="divRdGy6" draw:color="#ffffff"/>
  <draw:color draw:name="divRdGy7" draw:color="#e0e0e0"/>
  <draw:color draw:name="divRdGy8" draw:color="#bababa"/>
  <draw:color draw:name="divRdGy9" draw:color="#878787"/>
  <draw:color draw:name="divRdGy10" draw:color="#4d4d4d"/>
  <draw:color draw:name="divRdGy11" draw:color="#1a1a1a"/>
  <draw:color draw:name="divRdYlBu1" draw:color="#a50026"/>
  <draw:color draw:name="divRdYlBu2" draw:color="#d73027"/>
  <draw:color draw:name="divRdYlBu3" draw:color="#f46d43"/>
  <draw:color draw:name="divRdYlBu4" draw:color="#fdae61"/>
  <draw:color draw:name="divRdYlBu5" draw:color="#fee090"/>
  <draw:color draw:name="divRdYlBu6" draw:color="#ffffbf"/>
  <draw:color draw:name="divRdYlBu7" draw:color="#e0f3f8"/>
  <draw:color draw:name="divRdYlBu8" draw:color="#abd9e9"/>
  <draw:color draw:name="divRdYlBu9" draw:color="#74add1"/>
  <draw:color draw:name="divRdYlBu10" draw:color="#4575b4"/>
  <draw:color draw:name="divRdYlBu11" draw:color="#313695"/>
  <draw:color draw:name="divSpectral1" draw:color="#9e0142"/>
  <draw:color draw:name="divSpectral2" draw:color="#d53e4f"/>
  <draw:color draw:name="divSpectral3" draw:color="#f46d43"/>
  <draw:color draw:name="divSpectral4" draw:color="#fdae61"/>
  <draw:color draw:name="divSpectral5" draw:color="#fee08b"/>
  <draw:color draw:name="divSpectral6" draw:color="#ffffbf"/>
  <draw:color draw:name="divSpectral7" draw:color="#e6f598"/>
  <draw:color draw:name="divSpectral8" draw:color="#abdda4"/>
  <draw:color draw:name="divSpectral9" draw:color="#66c2a5"/>
  <draw:color draw:name="divSpectral10" draw:color="#3288bd"/>
  <draw:color draw:name="divSpectral11" draw:color="#5e4fa2"/>
  <draw:color draw:name="divRdYlGn1" draw:color="#a50026"/>
  <draw:color draw:name="divRdYlGn2" draw:color="#d73027"/>
  <draw:color draw:name="divRdYlGn3" draw:color="#f46d43"/>
  <draw:color draw:name="divRdYlGn4" draw:color="#fdae61"/>
  <draw:color draw:name="divRdYlGn5" draw:color="#fee08b"/>
  <draw:color draw:name="divRdYlGn6" draw:color="#ffffbf"/>
  <draw:color draw:name="divRdYlGn7" draw:color="#d9ef8b"/>
  <draw:color draw:name="divRdYlGn8" draw:color="#a6d96a"/>
  <draw:color draw:name="divRdYlGn9" draw:color="#66bd63"/>
  <draw:color draw:name="divRdYlGn10" draw:color="#1a9850"/>
  <draw:color draw:name="divRdYlGn11" draw:color="#006837"/>
  <draw:color draw:name="qualSet31" draw:color="#8dd3c7"/>
  <draw:color draw:name="qualSet32" draw:color="#ffffb3"/>
  <draw:color draw:name="qualSet33" draw:color="#bebada"/>
  <draw:color draw:name="qualSet34" draw:color="#fb8072"/>
  <draw:color draw:name="qualSet35" draw:color="#80b1d3"/>
  <draw:color draw:name="qualSet36" draw:color="#fdb462"/>
  <draw:color draw:name="qualSet37" draw:color="#b3de69"/>
  <draw:color draw:name="qualSet38" draw:color="#fccde5"/>
  <draw:color draw:name="qualSet39" draw:color="#d9d9d9"/>
  <draw:color draw:name="qualSet310" draw:color="#bc80bd"/>
  <draw:color draw:name="qualSet311" draw:color="#ccebc5"/>
  <draw:color draw:name="qualSet312" draw:color="#ffed6f"/>
  <draw:color draw:name="qualPastel11" draw:color="#fbb4ae"/>
  <draw:color draw:name="qualPastel12" draw:color="#b3cde3"/>
  <draw:color draw:name="qualPastel13" draw:color="#ccebc5"/>
  <draw:color draw:name="qualPastel14" draw:color="#decbe4"/>
  <draw:color draw:name="qualPastel15" draw:color="#fed9a6"/>
  <draw:color draw:name="qualPastel16" draw:color="#ffffcc"/>
  <draw:color draw:name="qualPastel17" draw:color="#e5d8bd"/>
  <draw:color draw:name="qualPastel18" draw:color="#fddaec"/>
  <draw:color draw:name="qualPastel19" draw:color="#f2f2f2"/>
  <draw:color draw:name="qualSet11" draw:color="#e41a1c"/>
  <draw:color draw:name="qualSet12" draw:color="#377eb8"/>
  <draw:color draw:name="qualSet13" draw:color="#4daf4a"/>
  <draw:color draw:name="qualSet14" draw:color="#984ea3"/>
  <draw:color draw:name="qualSet15" draw:color="#ff7f00"/>
  <draw:color draw:name="qualSet16" draw:color="#ffff33"/>
  <draw:color draw:name="qualSet17" draw:color="#a65628"/>
  <draw:color draw:name="qualSet18" draw:color="#f781bf"/>
  <draw:color draw:name="qualSet19" draw:color="#999999"/>
  <draw:color draw:name="qualPastel21" draw:color="#b3e2cd"/>
  <draw:color draw:name="qualPastel22" draw:color="#fdcdac"/>
  <draw:color draw:name="qualPastel23" draw:color="#cbd5e8"/>
  <draw:color draw:name="qualPastel24" draw:color="#f4cae4"/>
  <draw:color draw:name="qualPastel25" draw:color="#e6f5c9"/>
  <draw:color draw:name="qualPastel26" draw:color="#fff2ae"/>
  <draw:color draw:name="qualPastel27" draw:color="#f1e2cc"/>
  <draw:color draw:name="qualPastel28" draw:color="#cccccc"/>
  <draw:color draw:name="qualSet21" draw:color="#66c2a5"/>
  <draw:color draw:name="qualSet22" draw:color="#fc8d62"/>
  <draw:color draw:name="qualSet23" draw:color="#8da0cb"/>
  <draw:color draw:name="qualSet24" draw:color="#e78ac3"/>
  <draw:color draw:name="qualSet25" draw:color="#a6d854"/>
  <draw:color draw:name="qualSet26" draw:color="#ffd92f"/>
  <draw:color draw:name="qualSet27" draw:color="#e5c494"/>
  <draw:color draw:name="qualSet28" draw:color="#b3b3b3"/>
  <draw:color draw:name="qualDark21" draw:color="#1b9e77"/>
  <draw:color draw:name="qualDark22" draw:color="#d95f02"/>
  <draw:color draw:name="qualDark23" draw:color="#7570b3"/>
  <draw:color draw:name="qualDark24" draw:color="#e7298a"/>
  <draw:color draw:name="qualDark25" draw:color="#66a61e"/>
  <draw:color draw:name="qualDark26" draw:color="#e6ab02"/>
  <draw:color draw:name="qualDark27" draw:color="#a6761d"/>
  <draw:color draw:name="qualDark28" draw:color="#666666"/>
  <draw:color draw:name="qualPaired1" draw:color="#a6cee3"/>
  <draw:color draw:name="qualPaired2" draw:color="#1f78b4"/>
  <draw:color draw:name="qualPaired3" draw:color="#b2df8a"/>
  <draw:color draw:name="qualPaired4" draw:color="#33a02c"/>
  <draw:color draw:name="qualPaired5" draw:color="#fb9a99"/>
  <draw:color draw:name="qualPaired6" draw:color="#e31a1c"/>
  <draw:color draw:name="qualPaired7" draw:color="#fdbf6f"/>
  <draw:color draw:name="qualPaired8" draw:color="#ff7f00"/>
  <draw:color draw:name="qualPaired9" draw:color="#cab2d6"/>
  <draw:color draw:name="qualPaired10" draw:color="#6a3d9a"/>
  <draw:color draw:name="qualPaired11" draw:color="#ffff99"/>
  <draw:color draw:name="qualPaired12" draw:color="#b15928"/>
  <draw:color draw:name="qualAccent1" draw:color="#7fc97f"/>
  <draw:color draw:name="qualAccent2" draw:color="#beaed4"/>
  <draw:color draw:name="qualAccent3" draw:color="#fdc086"/>
  <draw:color draw:name="qualAccent4" draw:color="#ffff99"/>
  <draw:color draw:name="qualAccent5" draw:color="#386cb0"/>
  <draw:color draw:name="qualAccent6" draw:color="#f0027f"/>
  <draw:color draw:name="qualAccent7" draw:color="#bf5b17"/>
  <draw:color draw:name="qualAccent8" draw:color="#666666"/>
  <draw:color draw:name="Gray 5%" draw:color="#f0f0f0"/>
</ooo:color-table>
</file>